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23960637" calcext:value-type="float">
            <text:p>-272.239606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25873027" calcext:value-type="float">
            <text:p>-272.25873027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40898329" calcext:value-type="float">
            <text:p>-272.4089832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26000058" calcext:value-type="float">
            <text:p>-272.2600005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081181" calcext:value-type="float">
            <text:p>-272.20811810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1.87056378" calcext:value-type="float">
            <text:p>-271.8705637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-272.22702206" calcext:value-type="float">
            <text:p>-272.22702206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272.30925941" calcext:value-type="float">
            <text:p>-272.3092594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2.33726949" calcext:value-type="float">
            <text:p>-272.33726949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21:08:32.54741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2-18T21:09:44.592780370</dc:date>
    <meta:editing-duration>P5DT17H48M16S</meta:editing-duration>
    <meta:editing-cycles>15</meta:editing-cycles>
    <meta:generator>LibreOffice/6.4.7.2$Linux_X86_64 LibreOffice_project/40$Build-2</meta:generator>
    <meta:document-statistic meta:table-count="1" meta:cell-count="30" meta:object-count="0"/>
  </office:meta>
</office:document-meta>
</file>